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Lucida Console', 'Andale Mono', 'Bitstream Vera Sans Mono', 'Courier New', Courier"/>
    <style:font-face style:name="Consolas1" svg:font-family="Consolas, 'Lucida Console', 'Andale Mono', 'Bitstream Vera Sans Mono', 'Courier New', Courier, monospace"/>
    <style:font-face style:name="Helvetica Neue" svg:font-family="'Helvetica Neue', Helvetica, Arial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courier new" svg:font-family="'courier new', monospace"/>
    <style:font-face style:name="times new roman" svg:font-family="'times new roman', sans-serif"/>
    <style:font-face style:name="verdana" svg:font-family="verdana, arial, sans-serif"/>
  </office:font-face-decls>
  <office:automatic-styles>
    <style:style style:name="P1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style:line-height-at-least="0.445cm" fo:text-indent="0cm" style:auto-text-indent="false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.049cm" loext:border="0.06pt solid #888888"/>
    </style:style>
    <style:style style:name="P2" style:family="paragraph" style:parent-style-name="Preformatted_20_Text">
      <loext:graphic-properties draw:fill="solid" draw:fill-color="#efefef" draw:opacity="100%"/>
      <style:paragraph-properties fo:margin-top="0cm" fo:margin-bottom="0cm" style:contextual-spacing="false" style:line-height-at-least="0.445cm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.049cm" loext:border="0.06pt solid #888888"/>
    </style:style>
    <style:style style:name="P3" style:family="paragraph" style:parent-style-name="Standard">
      <style:paragraph-properties fo:margin-left="0cm" fo:margin-right="0cm" fo:margin-top="0cm" fo:margin-bottom="0cm" style:contextual-spacing="false" style:line-height-at-least="0.445cm" fo:text-align="center" style:justify-single-word="false" fo:text-indent="0cm" style:auto-text-indent="false"/>
      <style:text-properties fo:color="#222222" loext:opacity="100%" style:font-name="Helvetica Neue" fo:font-size="12.6000003814697pt" loext:padding="0cm" loext:border="none"/>
    </style:style>
    <style:style style:name="P4" style:family="paragraph" style:parent-style-name="Standard">
      <style:paragraph-properties fo:margin-left="0cm" fo:margin-right="0cm" fo:margin-top="0cm" fo:margin-bottom="0cm" style:contextual-spacing="false" style:line-height-at-least="0.445cm" fo:text-align="center" style:justify-single-word="false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5" style:family="paragraph" style:parent-style-name="Standard">
      <style:paragraph-properties fo:margin-top="0cm" fo:margin-bottom="0cm" style:contextual-spacing="false" style:line-height-at-least="0.445cm" fo:text-align="center" style:justify-single-word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bold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/>
      <style:text-properties fo:font-variant="normal" fo:text-transform="none" fo:color="#222222" loext:opacity="100%" style:font-name="Helvetica Neue" fo:font-size="9.60000038146973pt" fo:letter-spacing="normal" fo:font-style="normal" fo:font-weight="bold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/>
      <style:text-properties fo:text-transform="lowercase" fo:color="#222222" loext:opacity="100%" style:font-name="Consolas" fo:font-size="8.39999961853027pt" fo:letter-spacing="normal" fo:font-style="normal" fo:font-weight="bold" loext:padding-left="0cm" loext:padding-right="0cm" loext:padding-top="0cm" loext:padding-bottom="0.049cm" loext:border-left="none" loext:border-right="none" loext:border-top="none" loext:border-bottom="0.06pt solid #888888"/>
    </style:style>
    <style:style style:name="P10" style:family="paragraph" style:parent-style-name="Text_20_body">
      <style:paragraph-properties fo:margin-left="0.021cm" fo:margin-right="0.021cm" fo:margin-top="0.021cm" fo:margin-bottom="0.021cm" style:contextual-spacing="false" fo:line-height="110%" fo:text-indent="0cm" style:auto-text-indent="false"/>
      <style:text-properties fo:color="#888888" loext:opacity="100%" loext:padding="0.064cm" loext:border="0.06pt solid #b9b9b9"/>
    </style:style>
    <style:style style:name="T1" style:family="text">
      <style:text-properties style:font-name="times new roman" fo:font-size="10.1999998092651pt"/>
    </style:style>
    <style:style style:name="T2" style:family="text">
      <style:text-properties style:font-name="times new roman" fo:font-size="10.1999998092651pt" fo:font-style="italic"/>
    </style:style>
    <style:style style:name="T3" style:family="text">
      <style:text-properties style:font-name="times new roman" fo:font-size="7.80000019073486pt"/>
    </style:style>
    <style:style style:name="T4" style:family="text">
      <style:text-properties style:font-name="times new roman" fo:font-size="7.80000019073486pt" fo:font-style="italic"/>
    </style:style>
    <style:style style:name="T5" style:family="text">
      <style:text-properties style:font-name="courier new" fo:font-size="9pt"/>
    </style:style>
    <style:style style:name="T6" style:family="text">
      <style:text-properties fo:font-variant="normal" fo:text-transform="none" fo:color="#000000" loext:opacity="100%" style:font-name="verdana" fo:font-size="8.39999961853027pt" fo:letter-spacing="normal" fo:font-style="normal" fo:font-weight="normal" style:font-name-asian="verdana" style:font-size-asian="8.39999961853027pt" style:font-style-asian="normal" style:font-weight-asian="normal" style:font-name-complex="verdana" style:font-size-complex="8.39999961853027pt" style:font-style-complex="normal" style:font-weight-complex="normal" loext:padding="0cm" loext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Xenia and Ringroad</text:p>
      <text:section text:style-name="Sect1" text:name="pageContent">
        <text:p text:style-name="P4">time limit per test</text:p>
        <text:p text:style-name="P5">2 seconds</text:p>
        <text:p text:style-name="P4">memory limit per test</text:p>
        <text:p text:style-name="P5">256 megabytes</text:p>
        <text:p text:style-name="P4">input</text:p>
        <text:p text:style-name="P5">standard input</text:p>
        <text:p text:style-name="P4">output</text:p>
        <text:p text:style-name="P5">standard output</text:p>
        <text:p text:style-name="P6">Xenia lives in a city that has <text:span text:style-name="T2">n</text:span> houses built along the main ringroad. The ringroad houses are numbered 1 through <text:span text:style-name="T2">n</text:span> in the clockwise order. The ringroad traffic is one way and also is clockwise.</text:p>
        <text:p text:style-name="P6">Xenia has recently moved into the ringroad house number 1. As a result, she's got <text:span text:style-name="T2">m</text:span> things to do. In order to complete the <text:span text:style-name="T2">i</text:span>-th task, she needs to be in the house number <text:span text:style-name="T2">a</text:span><text:span text:style-name="T4">i</text:span> and complete all tasks with numbers less than <text:span text:style-name="T2">i</text:span>. Initially, Xenia is in the house number 1, find the minimum time she needs to complete all her tasks if moving from a house to a neighboring one along the ringroad takes one unit of time.</text:p>
        <text:p text:style-name="P8">Input</text:p>
        <text:p text:style-name="P6">The first line contains two integers <text:span text:style-name="T2">n</text:span> and <text:span text:style-name="T2">m</text:span> <text:span text:style-name="T1">(2 ≤ </text:span><text:span text:style-name="T2">n</text:span><text:span text:style-name="T1"> ≤ 10</text:span><text:span text:style-name="T3">5</text:span><text:span text:style-name="T1">, 1 ≤ </text:span><text:span text:style-name="T2">m</text:span><text:span text:style-name="T1"> ≤ 10</text:span><text:span text:style-name="T3">5</text:span><text:span text:style-name="T1">)</text:span>. The second line contains <text:span text:style-name="T2">m</text:span> integers <text:span text:style-name="T2">a</text:span><text:span text:style-name="T3">1</text:span><text:span text:style-name="T1">, </text:span><text:span text:style-name="T2">a</text:span><text:span text:style-name="T3">2</text:span><text:span text:style-name="T1">, ..., </text:span><text:span text:style-name="T2">a</text:span><text:span text:style-name="T4">m</text:span> <text:span text:style-name="T1">(1 ≤ </text:span><text:span text:style-name="T2">a</text:span><text:span text:style-name="T4">i</text:span><text:span text:style-name="T1"> ≤ </text:span><text:span text:style-name="T2">n</text:span><text:span text:style-name="T1">)</text:span>. Note that Xenia can have multiple consecutive tasks in one house.</text:p>
        <text:p text:style-name="P8">Output</text:p>
        <text:p text:style-name="P6">Print a single integer — the time Xenia needs to complete all tasks.</text:p>
        <text:p text:style-name="P6">Please, do not use the <text:span text:style-name="T5">%lld</text:span> specifier to read or write 64-bit integers in С++. It is preferred to use the <text:span text:style-name="T5">cin</text:span>, <text:span text:style-name="T5">cout</text:span> streams or the <text:span text:style-name="T5">%I64d</text:span> specifier.</text:p>
        <text:p text:style-name="P7">Examples</text:p>
        <text:p text:style-name="P9">input</text:p>
        <text:section text:style-name="Sect1" text:name="id0023646979476496566">
          <text:p text:style-name="P10">Copy</text:p>
        </text:section>
        <text:p text:style-name="P1"><text:bookmark text:name="id0049454273915239755"/>4 3</text:p>
        <text:p text:style-name="P2">3 2 3</text:p>
        <text:p text:style-name="P9">output</text:p>
        <text:section text:style-name="Sect1" text:name="id00280205308856154">
          <text:p text:style-name="P10">Copy</text:p>
        </text:section>
        <text:p text:style-name="P1"><text:bookmark text:name="id00023119483128731133"/>6</text:p>
        <text:p text:style-name="P9">input</text:p>
        <text:section text:style-name="Sect1" text:name="id007980442149824427">
          <text:p text:style-name="P10">Copy</text:p>
        </text:section>
        <text:p text:style-name="P1"><text:bookmark text:name="id006170815078831775"/>4 3</text:p>
        <text:p text:style-name="P2">2 3 3</text:p>
        <text:p text:style-name="P9">output</text:p>
        <text:section text:style-name="Sect1" text:name="id004176905553284782">
          <text:p text:style-name="P10">Copy</text:p>
        </text:section>
        <text:p text:style-name="P1"><text:bookmark text:name="id009525839846629525"/>2</text:p>
        <text:p text:style-name="P8">Note</text:p>
        <text:p text:style-name="P6">In the first test example the sequence of Xenia's moves along the ringroad looks as follows: <text:span text:style-name="T1">1 → 2 → 3 → 4 → 1 → 2 → 3</text:span>. This is optimal sequence. So, she needs 6 time units.</text:p>
      </text:section>
      <text:p text:style-name="Standard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Lucida Console', 'Andale Mono', 'Bitstream Vera Sans Mono', 'Courier New', Courier"/>
    <style:font-face style:name="Consolas1" svg:font-family="Consolas, 'Lucida Console', 'Andale Mono', 'Bitstream Vera Sans Mono', 'Courier New', Courier, monospace"/>
    <style:font-face style:name="Helvetica Neue" svg:font-family="'Helvetica Neue', Helvetica, Arial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courier new" svg:font-family="'courier new', monospace"/>
    <style:font-face style:name="times new roman" svg:font-family="'times new roman', sans-serif"/>
    <style:font-face style:name="verdana" svg:font-family="verdan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07T14:32:09.944000000</dc:date>
    <meta:editing-duration>PT5S</meta:editing-duration>
    <meta:editing-cycles>1</meta:editing-cycles>
    <meta:document-statistic meta:table-count="0" meta:image-count="0" meta:object-count="0" meta:page-count="1" meta:paragraph-count="34" meta:word-count="285" meta:character-count="1395" meta:non-whitespace-character-count="1141"/>
    <meta:generator>LibreOffice/7.2.2.2$Windows_X86_64 LibreOffice_project/02b2acce88a210515b4a5bb2e46cbfb63fe97d56</meta:generator>
  </office:meta>
</office:document-meta>
</file>